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us"/>
    </style:style>
    <style:style style:name="P2" style:family="paragraph" style:parent-style-name="Standard">
      <style:text-properties style:font-name="Tinu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nus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Ele É o Leão da Tribo de Judá</text:p>
      <text:p text:style-name="P1"/>
      <text:p text:style-name="P3">intro: Bm <text:s/>A G <text:s/>Em <text:s text:c="2"/>F#m <text:s/>Bm <text:s/>G F#m <text:s/></text:p>
      <text:p text:style-name="P3"/>
      <text:p text:style-name="P3">Bm</text:p>
      <text:p text:style-name="P3">Ele é o Leão da tribo de Judá</text:p>
      <text:p text:style-name="P3"><text:s text:c="9"/>A</text:p>
      <text:p text:style-name="P3">Jesus tomou nossas cadeias e nos libertou</text:p>
      <text:p text:style-name="P3">G <text:s text:c="14"/>Em <text:s text:c="10"/>F#m</text:p>
      <text:p text:style-name="P3">Ele é a Rocha da nossa vitória</text:p>
      <text:p text:style-name="P3"><text:s text:c="10"/>Bm</text:p>
      <text:p text:style-name="P3">A nossa força em tempos de fraqueza</text:p>
      <text:p text:style-name="P3"><text:s text:c="5"/>A</text:p>
      <text:p text:style-name="P3">Uma torre em tempos de guerra</text:p>
      <text:p text:style-name="P3">G <text:s text:c="4"/>Em <text:s text:c="2"/>F#m <text:s text:c="15"/>Bm<text:tab/> <text:s text:c="4"/>(G F#m Bm)</text:p>
      <text:p text:style-name="P3">Ó, Esperança de Israel!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01T22:04:46</meta:creation-date>
    <dc:date>2016-06-01T22:15:50</dc:date>
    <meta:editing-duration>PT11M10S</meta:editing-duration>
    <meta:editing-cycles>2</meta:editing-cycles>
    <meta:generator>OpenOffice/4.1.2$Linux OpenOffice.org_project/412m3$Build-9782</meta:generator>
    <meta:document-statistic meta:table-count="0" meta:image-count="0" meta:object-count="0" meta:page-count="1" meta:paragraph-count="14" meta:word-count="70" meta:character-count="376"/>
  </office:meta>
</office:document-meta>
</file>